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0ccef" officeooo:paragraph-rsid="0000ccef"/>
    </style:style>
    <style:style style:name="P2" style:family="paragraph" style:parent-style-name="Standard">
      <style:text-properties officeooo:rsid="0000ccef" officeooo:paragraph-rsid="0001eb06"/>
    </style:style>
    <style:style style:name="P3" style:family="paragraph" style:parent-style-name="Standard">
      <style:text-properties officeooo:rsid="0001eb06" officeooo:paragraph-rsid="0001eb06"/>
    </style:style>
    <style:style style:name="P4"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00ccef" officeooo:paragraph-rsid="0000ccef"/>
    </style:style>
    <style:style style:name="P5"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00ccef" officeooo:paragraph-rsid="000316f0"/>
    </style:style>
    <style:style style:name="P6"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style>
    <style:style style:name="P7"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paragraph-rsid="0001eb06"/>
    </style:style>
    <style:style style:name="T1" style:family="text">
      <style:text-properties officeooo:rsid="0000ccef"/>
    </style:style>
    <style:style style:name="T2" style:family="text">
      <style:text-properties officeooo:rsid="0001eb06"/>
    </style:style>
    <style:style style:name="T3" style:family="text">
      <style:text-properties officeooo:rsid="000316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 Sheet</text:p>
      <text:p text:style-name="P1">Sam Disharoon</text:p>
      <text:p text:style-name="P1">README.txt</text:p>
      <text:p text:style-name="P1">A) I tried to overload the operators originally, but I couldn't figure it out with out segfaulting, so I just stuck to the functions. <text:s/>My code won't allow any matrices to be added or subtracted unless they are the same size, and the matrix calling the function is the same size as well. So you couldnt have two 2x2 matricies being called to be added by a matrix that is 5x5. I give a clearer example of this in my code.</text:p>
      <text:p text:style-name="P1">B)Adding and subtracting take much less time than multiplying does. For matrices of 2000, it takes little under two minutes to multiply them. Adding and subtracting takes very little time, less than .1 seconds.</text:p>
      <text:p text:style-name="P1">C) Adding and subtracting seem to take O(n) and multiplying takes O(n^2).</text:p>
      <text:p text:style-name="P5">D)It could be improved by having a proper time testing function as opposed to just hard coding it in each function. <text:s/>It could also be improved by finding some way to make multiplication faster. My program when run on my laptop killed itself when i tried to do a 10000x10000 matrix. So being able to test larger matrices could help out as well. <text:span text:style-name="T3">Side Note: I tried to compile it in HPCL and it gave me the following error: ./main: /lib64/libstdc++.so.6: version `CXXABI_1.3.8' not found (required by ./main)</text:span></text:p>
      <text:p text:style-name="P7"><text:span text:style-name="T1">Output:</text:span>How many rows?</text:p>
      <text:p text:style-name="P7">2000</text:p>
      <text:p text:style-name="Standard">How many columns?</text:p>
      <text:p text:style-name="Standard">2000</text:p>
      <text:p text:style-name="Standard">====</text:p>
      <text:p text:style-name="Standard">====</text:p>
      <text:p text:style-name="Standard">Adding 2 matricies</text:p>
      <text:p text:style-name="Standard">finished at Thu Oct  3 10:11:48 2019</text:p>
      <text:p text:style-name="Standard">elapsed time: 0.022021s</text:p>
      <text:p text:style-name="Standard">Multiplying 2 matricies</text:p>
      <text:p text:style-name="Standard">finished at Thu Oct  3 10:13:20 2019</text:p>
      <text:p text:style-name="Standard">elapsed time: 92.5244s</text:p>
      <text:p text:style-name="Standard">Subtracting 2 matricies</text:p>
      <text:p text:style-name="Standard">finished at Thu Oct  3 10:13:21 2019</text:p>
      <text:p text:style-name="P6">elapsed time: 0.0569659s</text:p>
      <text:p text:style-name="P3"/>
      <text:p text:style-name="P1">//matrix.h</text:p>
      <text:p text:style-name="P1">//Sam Disharoon</text:p>
      <text:p text:style-name="P1">#ifndef MATRIX_H</text:p>
      <text:p text:style-name="P1">#define MATRIX_H</text:p>
      <text:p text:style-name="P1"/>
      <text:p text:style-name="P1">class Matrix{</text:p>
      <text:p text:style-name="P1"><text:s text:c="8"/>private:</text:p>
      <text:p text:style-name="P1"><text:s text:c="8"/>long unsigned int rows,cols;</text:p>
      <text:p text:style-name="P1"><text:s text:c="8"/>int** A;</text:p>
      <text:p text:style-name="P1"><text:s text:c="8"/>public:</text:p>
      <text:p text:style-name="P1"><text:s text:c="8"/>Matrix(){rows=0;cols=0;A=new int*[rows];</text:p>
      <text:p text:style-name="P1"><text:s text:c="8"/>for(int i=0;i&lt;rows;i++)</text:p>
      <text:p text:style-name="P1"><text:s text:c="8"/>A[i]=new int[cols];</text:p>
      <text:p text:style-name="P1"><text:s text:c="8"/>}</text:p>
      <text:p text:style-name="P1"><text:s text:c="8"/>Matrix add(Matrix&amp;, Matrix&amp;);</text:p>
      <text:p text:style-name="P1"><text:s text:c="8"/>Matrix sub(Matrix&amp;, Matrix&amp;);</text:p>
      <text:p text:style-name="P1"><text:soft-page-break/><text:s text:c="8"/>Matrix mul(Matrix&amp;, Matrix&amp;);</text:p>
      <text:p text:style-name="P1"><text:s text:c="8"/>void print();</text:p>
      <text:p text:style-name="P1"><text:s text:c="8"/>void test(void (*yur),Matrix&amp;,Matrix&amp;);</text:p>
      <text:p text:style-name="P1"><text:s text:c="8"/>Matrix(long unsigned int, long unsigned int);</text:p>
      <text:p text:style-name="P1"><text:s text:c="8"/>Matrix(const Matrix&amp;);</text:p>
      <text:p text:style-name="P1"><text:s text:c="8"/>~Matrix();</text:p>
      <text:p text:style-name="P1"><text:s text:c="8"/>Matrix&amp; operator=(const Matrix&amp;);</text:p>
      <text:p text:style-name="P1">};</text:p>
      <text:p text:style-name="P4">#endif</text:p>
      <text:p text:style-name="P1">//matrix.cpp</text:p>
      <text:p text:style-name="P1">//Sam Disharoon</text:p>
      <text:p text:style-name="P1">#include "matrix.h"</text:p>
      <text:p text:style-name="P1">#include&lt;iostream&gt;</text:p>
      <text:p text:style-name="P1">#include&lt;time.h&gt;</text:p>
      <text:p text:style-name="P1">#include&lt;chrono&gt;</text:p>
      <text:p text:style-name="P1">Matrix::Matrix(long unsigned int x, long unsigned int y){</text:p>
      <text:p text:style-name="P1"><text:s text:c="8"/>srand(time(NULL));</text:p>
      <text:p text:style-name="P1"><text:s text:c="8"/>rows=x;</text:p>
      <text:p text:style-name="P1"><text:s text:c="8"/>cols=y;</text:p>
      <text:p text:style-name="P1"><text:s text:c="8"/>A=new int*[rows];</text:p>
      <text:p text:style-name="P1"><text:s text:c="8"/>for (int h=0;h&lt;rows;h++){</text:p>
      <text:p text:style-name="P1"><text:s text:c="16"/>A[h]=new int[cols];</text:p>
      <text:p text:style-name="P1"><text:s text:c="8"/>}</text:p>
      <text:p text:style-name="P1"><text:s text:c="8"/>for (int i=0;i&lt;rows;i++){</text:p>
      <text:p text:style-name="P1"><text:s text:c="16"/>for (int j=0;j&lt;cols;j++){</text:p>
      <text:p text:style-name="P1"><text:s text:c="16"/>A[i][j]=rand() % 10+1;</text:p>
      <text:p text:style-name="P1"><text:s text:c="16"/>}</text:p>
      <text:p text:style-name="P1"><text:s text:c="8"/>}</text:p>
      <text:p text:style-name="P1">}</text:p>
      <text:p text:style-name="P1">Matrix::Matrix(const Matrix&amp; other){</text:p>
      <text:p text:style-name="P1"><text:s text:c="8"/>rows=other.rows;</text:p>
      <text:p text:style-name="P1"><text:s text:c="8"/>cols=other.cols;</text:p>
      <text:p text:style-name="P1"><text:s text:c="8"/>A=new int*[rows];</text:p>
      <text:p text:style-name="P1"><text:s text:c="8"/>for(int y=0;y&lt;other.rows;y++){</text:p>
      <text:p text:style-name="P1"><text:s text:c="8"/>A[y]=new int[cols];</text:p>
      <text:p text:style-name="P1"><text:s text:c="8"/>}</text:p>
      <text:p text:style-name="P1"><text:s text:c="8"/>for(int g=0;g&lt;other.rows;g++){</text:p>
      <text:p text:style-name="P1"><text:s text:c="16"/>for(int r=0;r&lt;other.cols;r++){</text:p>
      <text:p text:style-name="P1"><text:s text:c="16"/>A[g][r]=0;</text:p>
      <text:p text:style-name="P1"><text:s text:c="16"/>A[g][r]+=other.A[g][r];</text:p>
      <text:p text:style-name="P1"><text:s text:c="16"/>}</text:p>
      <text:p text:style-name="P1"><text:s text:c="8"/>}</text:p>
      <text:p text:style-name="P1"/>
      <text:p text:style-name="P1">}</text:p>
      <text:p text:style-name="P1">Matrix&amp; Matrix::operator=(const Matrix&amp; other){</text:p>
      <text:p text:style-name="P1"><text:s text:c="8"/>rows=other.rows;</text:p>
      <text:p text:style-name="P1"><text:s text:c="8"/>cols=other.cols;</text:p>
      <text:p text:style-name="P1"><text:s text:c="8"/>A=new int*[rows];</text:p>
      <text:p text:style-name="P1"><text:soft-page-break/><text:s text:c="8"/>for(int y=0;y&lt;other.rows;y++){</text:p>
      <text:p text:style-name="P1"><text:s text:c="8"/>A[y]=new int[cols];</text:p>
      <text:p text:style-name="P1"><text:s text:c="8"/>}</text:p>
      <text:p text:style-name="P1"><text:s text:c="8"/>for(int g=0;g&lt;other.rows;g++){</text:p>
      <text:p text:style-name="P1"><text:s text:c="16"/>for(int r=0;r&lt;other.cols;r++){</text:p>
      <text:p text:style-name="P1"><text:s text:c="16"/>A[g][r]=0;</text:p>
      <text:p text:style-name="P1"><text:s text:c="16"/>A[g][r]+=other.A[g][r];</text:p>
      <text:p text:style-name="P1"><text:s text:c="16"/>}</text:p>
      <text:p text:style-name="P1"><text:s text:c="8"/>}</text:p>
      <text:p text:style-name="P1"/>
      <text:p text:style-name="P1">return *this;</text:p>
      <text:p text:style-name="P1">}</text:p>
      <text:p text:style-name="P1">Matrix::~Matrix(){</text:p>
      <text:p text:style-name="P1"><text:s text:c="8"/>for(int j=0;j&lt;cols;j++){</text:p>
      <text:p text:style-name="P1"><text:s text:c="8"/>delete[] A[j];</text:p>
      <text:p text:style-name="P1"><text:s text:c="8"/>}</text:p>
      <text:p text:style-name="P1"><text:s text:c="8"/>delete[] A;</text:p>
      <text:p text:style-name="P1"/>
      <text:p text:style-name="P1">}</text:p>
      <text:p text:style-name="P1">void Matrix::print(){</text:p>
      <text:p text:style-name="P1"><text:s text:c="8"/>int i,j;</text:p>
      <text:p text:style-name="P1"><text:s text:c="8"/>for(i=0;i&lt;rows;i++){</text:p>
      <text:p text:style-name="P1"><text:s text:c="16"/>for(j=0;j&lt;cols;j++){</text:p>
      <text:p text:style-name="P1"><text:s text:c="16"/>std::cout&lt;&lt;A[i][j]&lt;&lt;" ";</text:p>
      <text:p text:style-name="P1"><text:s text:c="16"/>}</text:p>
      <text:p text:style-name="P1"><text:s text:c="8"/>std::cout&lt;&lt;"\n";</text:p>
      <text:p text:style-name="P1"><text:s text:c="8"/>}</text:p>
      <text:p text:style-name="P1">}</text:p>
      <text:p text:style-name="P1">void test(void (*yur)(Matrix&amp;,Matrix&amp;),Matrix&amp; a,Matrix&amp; b){</text:p>
      <text:p text:style-name="P1"><text:s text:c="8"/>auto start=std::chrono::system_clock::now();</text:p>
      <text:p text:style-name="P1"><text:s text:c="8"/>yur(a,b);</text:p>
      <text:p text:style-name="P1"><text:s text:c="8"/>auto end=std::chrono::system_clock::now();</text:p>
      <text:p text:style-name="P1"><text:s text:c="8"/>std::chrono::duration&lt;double&gt; elapsed_seconds=end-start;</text:p>
      <text:p text:style-name="P1"><text:s text:c="8"/>std::time_t end_time=std::chrono::system_clock::to_time_t(end);</text:p>
      <text:p text:style-name="P1"><text:s text:c="8"/>std::cout&lt;&lt;"finished at "&lt;&lt;std::ctime(&amp;end_time);</text:p>
      <text:p text:style-name="P1"><text:s text:c="8"/>std::cout &lt;&lt;"elapsed time: "&lt;&lt;elapsed_seconds.count()&lt;&lt;"s\n";</text:p>
      <text:p text:style-name="P1"/>
      <text:p text:style-name="P1">}</text:p>
      <text:p text:style-name="P1">Matrix Matrix::add(Matrix&amp; a1,Matrix&amp; a2){</text:p>
      <text:p text:style-name="P1"><text:s text:c="8"/>if(rows==0&amp;&amp;cols==0){</text:p>
      <text:p text:style-name="P1"><text:s text:c="8"/>rows=a1.rows;</text:p>
      <text:p text:style-name="P1"><text:s text:c="8"/>cols=a1.cols;</text:p>
      <text:p text:style-name="P1"><text:s text:c="8"/>A=new int* [rows];</text:p>
      <text:p text:style-name="P1"><text:s text:c="8"/>for(int i=0;i&lt;rows;i++){</text:p>
      <text:p text:style-name="P1"><text:s text:c="9"/>A[i]=new int[cols];</text:p>
      <text:p text:style-name="P1"><text:s text:c="8"/>}</text:p>
      <text:p text:style-name="P1"><text:s text:c="8"/>}</text:p>
      <text:p text:style-name="P1"><text:s text:c="8"/>else if(a1.rows!=a2.rows || a1.cols!=a2.cols||rows!=a1.rows||cols!=a1.cols)</text:p>
      <text:p text:style-name="P1"><text:s text:c="8"/>{</text:p>
      <text:p text:style-name="P1"><text:soft-page-break/><text:s text:c="8"/>std::cout&lt;&lt;"Can't add!\n";</text:p>
      <text:p text:style-name="P1"><text:s text:c="8"/>Matrix empty;</text:p>
      <text:p text:style-name="P1"><text:s text:c="8"/>return empty;</text:p>
      <text:p text:style-name="P1"><text:s text:c="8"/>}</text:p>
      <text:p text:style-name="P1"><text:s text:c="8"/>auto start=std::chrono::system_clock::now();</text:p>
      <text:p text:style-name="P1"><text:s text:c="8"/>rows=a1.rows;</text:p>
      <text:p text:style-name="P1"><text:s text:c="8"/>cols=a1.cols;</text:p>
      <text:p text:style-name="P1"/>
      <text:p text:style-name="P1"><text:s text:c="8"/>for(int i=0;i&lt;rows;i++){</text:p>
      <text:p text:style-name="P1"><text:s text:c="16"/>for(int j=0;j&lt;cols;j++){</text:p>
      <text:p text:style-name="P1"><text:s text:c="16"/>A[i][j]=a1.A[i][j]+a2.A[i][j];</text:p>
      <text:p text:style-name="P1"><text:s text:c="16"/>}</text:p>
      <text:p text:style-name="P1"><text:s text:c="8"/>}</text:p>
      <text:p text:style-name="P1"><text:s text:c="8"/>auto end=std::chrono::system_clock::now();</text:p>
      <text:p text:style-name="P1"><text:s text:c="8"/>std::chrono::duration&lt;double&gt; elapsed_seconds=end-start;</text:p>
      <text:p text:style-name="P1"><text:s text:c="8"/>std::time_t end_time=std::chrono::system_clock::to_time_t(end);</text:p>
      <text:p text:style-name="P1"><text:s text:c="8"/>std::cout&lt;&lt;"finished at "&lt;&lt;std::ctime(&amp;end_time);</text:p>
      <text:p text:style-name="P1"><text:s text:c="8"/>std::cout &lt;&lt;"elapsed time: "&lt;&lt;elapsed_seconds.count()&lt;&lt;"s\n";</text:p>
      <text:p text:style-name="P1"/>
      <text:p text:style-name="P1">return *this;</text:p>
      <text:p text:style-name="P1">}</text:p>
      <text:p text:style-name="P1">Matrix Matrix::sub(Matrix&amp; a1,Matrix&amp; a2){</text:p>
      <text:p text:style-name="P1"><text:s text:c="8"/>if(rows==0&amp;&amp;cols==0){</text:p>
      <text:p text:style-name="P1"><text:s text:c="8"/>rows=a1.rows;</text:p>
      <text:p text:style-name="P1"><text:s text:c="8"/>cols=a1.cols;</text:p>
      <text:p text:style-name="P1"><text:s text:c="8"/>A=new int* [rows];</text:p>
      <text:p text:style-name="P1"><text:s text:c="8"/>for(int i=0;i&lt;rows;i++){</text:p>
      <text:p text:style-name="P1"><text:s text:c="9"/>A[i]=new int[cols];</text:p>
      <text:p text:style-name="P1"><text:s text:c="8"/>}</text:p>
      <text:p text:style-name="P1"><text:s text:c="8"/>}</text:p>
      <text:p text:style-name="P1"><text:s text:c="8"/>else if(a1.rows!=a2.rows || a1.cols!=a2.cols ||rows!=a1.rows ||cols!=a1.cols)</text:p>
      <text:p text:style-name="P1"><text:s text:c="8"/>{</text:p>
      <text:p text:style-name="P1"><text:s text:c="8"/>std::cout&lt;&lt;"Can't subtract!\n";</text:p>
      <text:p text:style-name="P1"><text:s text:c="8"/>Matrix empty;</text:p>
      <text:p text:style-name="P1"><text:s text:c="8"/>return empty;</text:p>
      <text:p text:style-name="P1"><text:s text:c="8"/>}</text:p>
      <text:p text:style-name="P1"><text:s text:c="8"/>auto start=std::chrono::system_clock::now();</text:p>
      <text:p text:style-name="P1"><text:s text:c="8"/>rows=a1.rows;</text:p>
      <text:p text:style-name="P1"><text:s text:c="8"/>cols=a1.cols;</text:p>
      <text:p text:style-name="P1"/>
      <text:p text:style-name="P1"><text:s text:c="8"/>for(int i=0;i&lt;rows;i++){</text:p>
      <text:p text:style-name="P1"><text:s text:c="16"/>for(int j=0;j&lt;cols;j++){</text:p>
      <text:p text:style-name="P1"><text:s text:c="16"/>A[i][j]=a1.A[i][j]-a2.A[i][j];</text:p>
      <text:p text:style-name="P1"><text:s text:c="16"/>}</text:p>
      <text:p text:style-name="P1"><text:s text:c="8"/>}</text:p>
      <text:p text:style-name="P1"><text:s text:c="8"/>auto end=std::chrono::system_clock::now();</text:p>
      <text:p text:style-name="P1"><text:s text:c="8"/>std::chrono::duration&lt;double&gt; elapsed_seconds=end-start;</text:p>
      <text:p text:style-name="P1"><text:s text:c="8"/>std::time_t end_time=std::chrono::system_clock::to_time_t(end);</text:p>
      <text:p text:style-name="P2"><text:s text:c="8"/>std::cout&lt;&lt;"finished at "&lt;&lt;std::ctime(&amp;end_ti<text:span text:style-name="T2">Untitled 1</text:span>me);</text:p>
      <text:p text:style-name="P1"><text:soft-page-break/><text:s text:c="8"/>std::cout &lt;&lt;"elapsed time: "&lt;&lt;elapsed_seconds.count()&lt;&lt;"s\n";</text:p>
      <text:p text:style-name="P1"/>
      <text:p text:style-name="P1">return *this;</text:p>
      <text:p text:style-name="P1">}</text:p>
      <text:p text:style-name="P1">Matrix Matrix::mul(Matrix&amp; a1, Matrix&amp; a2){</text:p>
      <text:p text:style-name="P1"><text:s text:c="8"/>if(rows==0&amp;&amp;cols==0){</text:p>
      <text:p text:style-name="P1"><text:s text:c="8"/>rows=a1.rows;</text:p>
      <text:p text:style-name="P1"><text:s text:c="8"/>cols=a2.cols;</text:p>
      <text:p text:style-name="P1"><text:s text:c="8"/>A=new int* [rows];</text:p>
      <text:p text:style-name="P1"><text:s text:c="8"/>for(int i=0;i&lt;rows;i++){</text:p>
      <text:p text:style-name="P1"><text:s text:c="9"/>A[i]=new int[cols];</text:p>
      <text:p text:style-name="P1"><text:s text:c="8"/>}</text:p>
      <text:p text:style-name="P1"><text:s text:c="8"/>}</text:p>
      <text:p text:style-name="P1"><text:s text:c="8"/>else if(a1.rows!=a2.cols||rows!=a1.rows||cols!=a1.cols||rows!=a2.rows||cols!=a2.cols){</text:p>
      <text:p text:style-name="P1"><text:s text:c="16"/>std::cout&lt;&lt;"Can't multiply!\n";</text:p>
      <text:p text:style-name="P1"><text:s text:c="16"/>Matrix empty;</text:p>
      <text:p text:style-name="P1"><text:s text:c="16"/>return empty;</text:p>
      <text:p text:style-name="P1"><text:s text:c="8"/>}</text:p>
      <text:p text:style-name="P1"><text:s text:c="8"/>auto start=std::chrono::system_clock::now();</text:p>
      <text:p text:style-name="P1"><text:s text:c="8"/>for(int i=0;i&lt;rows;i++){</text:p>
      <text:p text:style-name="P1"><text:s text:c="16"/>for(int j=0;j&lt;cols;j++){</text:p>
      <text:p text:style-name="P1"><text:s text:c="16"/>A[i][j]=0;</text:p>
      <text:p text:style-name="P1"/>
      <text:p text:style-name="P1"><text:s text:c="24"/>for(int t=0;t&lt;cols;t++){</text:p>
      <text:p text:style-name="P1"><text:s text:c="32"/>A[i][j]=a1.A[i][t]*a2.A[t][j];</text:p>
      <text:p text:style-name="P1"><text:s text:c="24"/>}</text:p>
      <text:p text:style-name="P1"><text:s text:c="16"/>}</text:p>
      <text:p text:style-name="P1"><text:s text:c="8"/>}</text:p>
      <text:p text:style-name="P1"><text:s text:c="8"/>auto end=std::chrono::system_clock::now();</text:p>
      <text:p text:style-name="P1"><text:s text:c="8"/>std::chrono::duration&lt;double&gt; elapsed_seconds=end-start;</text:p>
      <text:p text:style-name="P1"><text:s text:c="8"/>std::time_t end_time=std::chrono::system_clock::to_time_t(end);</text:p>
      <text:p text:style-name="P1"><text:s text:c="8"/>std::cout&lt;&lt;"finished at "&lt;&lt;std::ctime(&amp;end_time);</text:p>
      <text:p text:style-name="P1"><text:s text:c="8"/>std::cout &lt;&lt;"elapsed time: "&lt;&lt;elapsed_seconds.count()&lt;&lt;"s\n";</text:p>
      <text:p text:style-name="P1"/>
      <text:p text:style-name="P1">return *this;</text:p>
      <text:p text:style-name="P4">}</text:p>
      <text:p text:style-name="P1">//Main.cpp</text:p>
      <text:p text:style-name="P1">//Lab5</text:p>
      <text:p text:style-name="P1">//Sam Disharoon</text:p>
      <text:p text:style-name="P1">#include"matrix.h"</text:p>
      <text:p text:style-name="P1">#include&lt;iostream&gt;</text:p>
      <text:p text:style-name="P1">#include&lt;chrono&gt;</text:p>
      <text:p text:style-name="P1">int main(int argc, char** argv){</text:p>
      <text:p text:style-name="P1"><text:s text:c="8"/>long unsigned int r,c;</text:p>
      <text:p text:style-name="P1"/>
      <text:p text:style-name="P1"><text:s text:c="8"/>std::cout&lt;&lt;"How many rows?\n";</text:p>
      <text:p text:style-name="P1"><text:s text:c="8"/>std::cin&gt;&gt;r;</text:p>
      <text:p text:style-name="P1"><text:s text:c="8"/>std::cout&lt;&lt;"How many columns?\n";</text:p>
      <text:p text:style-name="P1"><text:soft-page-break/><text:s text:c="8"/>std::cin&gt;&gt;c;</text:p>
      <text:p text:style-name="P1"><text:s text:c="8"/>Matrix A1(r,c);</text:p>
      <text:p text:style-name="P1"><text:s text:c="8"/>//A1.print();</text:p>
      <text:p text:style-name="P1"><text:s text:c="8"/>std::cout&lt;&lt;"====\n";</text:p>
      <text:p text:style-name="P1"><text:s text:c="8"/>Matrix A2;</text:p>
      <text:p text:style-name="P1"><text:s text:c="8"/>A2=A1;//Shows off assignment operator</text:p>
      <text:p text:style-name="P1"><text:s text:c="8"/>//A2.print();</text:p>
      <text:p text:style-name="P1"><text:s text:c="8"/>std::cout&lt;&lt;"====\n";</text:p>
      <text:p text:style-name="P1"><text:s text:c="8"/>Matrix A3=A1;//Shows off copy ctor</text:p>
      <text:p text:style-name="P1"><text:s text:c="8"/>std::cout&lt;&lt;"Adding 2 matricies\n";</text:p>
      <text:p text:style-name="P1"><text:s text:c="8"/>A3.add(A1,A2);</text:p>
      <text:p text:style-name="P1"><text:s text:c="8"/>//A3.print();</text:p>
      <text:p text:style-name="P1"><text:s text:c="8"/>Matrix A4;</text:p>
      <text:p text:style-name="P1"><text:s text:c="8"/>std::cout&lt;&lt;"Multiplying 2 matricies\n";</text:p>
      <text:p text:style-name="P1"><text:s text:c="8"/>A4.mul(A1,A2);</text:p>
      <text:p text:style-name="P1"><text:s text:c="8"/>//A4.print();</text:p>
      <text:p text:style-name="P1"><text:s text:c="8"/>Matrix A5;</text:p>
      <text:p text:style-name="P1"><text:s text:c="8"/>std::cout&lt;&lt;"Subtracting 2 matricies\n";</text:p>
      <text:p text:style-name="P1"><text:s text:c="8"/>A5.sub(A4,A2);</text:p>
      <text:p text:style-name="P1"><text:s text:c="8"/>//A5.print();</text:p>
      <text:p text:style-name="P1"/>
      <text:p text:style-name="P1"/>
      <text:p text:style-name="P1">return 0;</text:p>
      <text:p text:style-name="P4">}</text:p>
      <text:p text:style-name="P1">makefile</text:p>
      <text:p text:style-name="P1">main: main.o matrix.o</text:p>
      <text:p text:style-name="P1"><text:s text:c="8"/>g++ -o main main.o matrix.o</text:p>
      <text:p text:style-name="P1">main.o: main.cpp</text:p>
      <text:p text:style-name="P1"><text:s text:c="8"/>g++ -c main.cpp</text:p>
      <text:p text:style-name="P1">matrix.o: matrix.cpp</text:p>
      <text:p text:style-name="P1"><text:s text:c="8"/>g++ -c matrix.cpp</text:p>
      <text:p text:style-name="P1">clean: rm *o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0:09:37.699874579</meta:creation-date>
    <dc:date>2019-10-03T10:18:04.931103811</dc:date>
    <meta:editing-duration>PT8M27S</meta:editing-duration>
    <meta:editing-cycles>3</meta:editing-cycles>
    <meta:generator>LibreOffice/5.3.6.1$Linux_X86_64 LibreOffice_project/30$Build-1</meta:generator>
    <meta:document-statistic meta:table-count="0" meta:image-count="0" meta:object-count="0" meta:page-count="6" meta:paragraph-count="250" meta:word-count="703" meta:character-count="8018" meta:non-whitespace-character-count="5853"/>
  </office:meta>
</office:document-meta>
</file>